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3f58d"/>
    </style:style>
    <style:style style:name="P2" style:family="paragraph" style:parent-style-name="Standard">
      <style:text-properties officeooo:paragraph-rsid="0003f5e5"/>
    </style:style>
    <style:style style:name="P3" style:family="paragraph" style:parent-style-name="Standard">
      <style:text-properties officeooo:paragraph-rsid="0005c851"/>
    </style:style>
    <style:style style:name="P4" style:family="paragraph" style:parent-style-name="Standard">
      <style:text-properties officeooo:paragraph-rsid="0005e40c"/>
    </style:style>
    <style:style style:name="P5" style:family="paragraph" style:parent-style-name="Text_20_body">
      <style:text-properties officeooo:paragraph-rsid="0005e40c"/>
    </style:style>
    <style:style style:name="P6" style:family="paragraph" style:parent-style-name="Text_20_body">
      <style:text-properties officeooo:paragraph-rsid="0007c1db"/>
    </style:style>
    <style:style style:name="P7" style:family="paragraph" style:parent-style-name="Preformatted_20_Text">
      <style:paragraph-properties fo:margin-top="0cm" fo:margin-bottom="0.499cm" loext:contextual-spacing="false"/>
    </style:style>
    <style:style style:name="P8" style:family="paragraph" style:parent-style-name="Standard">
      <style:text-properties officeooo:paragraph-rsid="0005c851"/>
    </style:style>
    <style:style style:name="P9" style:family="paragraph" style:parent-style-name="Standard">
      <style:text-properties officeooo:rsid="0008d4b3" officeooo:paragraph-rsid="0008d4b3"/>
    </style:style>
    <style:style style:name="P10" style:family="paragraph" style:parent-style-name="Standard">
      <style:text-properties officeooo:paragraph-rsid="00094e76"/>
    </style:style>
    <style:style style:name="P11" style:family="paragraph" style:parent-style-name="Standard">
      <style:text-properties officeooo:rsid="00094e76" officeooo:paragraph-rsid="00094e76"/>
    </style:style>
    <style:style style:name="P12" style:family="paragraph" style:parent-style-name="Text_20_body">
      <style:text-properties officeooo:paragraph-rsid="0007c1db"/>
    </style:style>
    <style:style style:name="P13" style:family="paragraph" style:parent-style-name="Text_20_body">
      <style:text-properties officeooo:rsid="00094e76" officeooo:paragraph-rsid="00094e76"/>
    </style:style>
    <style:style style:name="P14" style:family="paragraph" style:parent-style-name="Text_20_body">
      <style:text-properties fo:font-weight="bold" officeooo:rsid="00094e76" officeooo:paragraph-rsid="00094e76" style:font-weight-asian="bold" style:font-weight-complex="bold"/>
    </style:style>
    <style:style style:name="T1" style:family="text">
      <style:text-properties officeooo:rsid="0003f58d"/>
    </style:style>
    <style:style style:name="T2" style:family="text">
      <style:text-properties fo:font-weight="normal" style:font-weight-asian="normal" style:font-weight-complex="normal"/>
    </style:style>
    <style:style style:name="T3" style:family="text">
      <style:text-properties fo:font-weight="normal" officeooo:rsid="0003f58d" style:font-weight-asian="normal" style:font-weight-complex="normal"/>
    </style:style>
    <style:style style:name="T4" style:family="text">
      <style:text-properties fo:font-weight="normal" officeooo:rsid="0003f5e5" style:font-weight-asian="normal" style:font-weight-complex="normal"/>
    </style:style>
    <style:style style:name="T5" style:family="text">
      <style:text-properties fo:font-weight="normal" officeooo:rsid="0005c851" style:font-weight-asian="normal" style:font-weight-complex="normal"/>
    </style:style>
    <style:style style:name="T6" style:family="text">
      <style:text-properties fo:font-weight="normal" officeooo:rsid="00094e76" style:font-weight-asian="normal" style:font-weight-complex="normal"/>
    </style:style>
    <style:style style:name="T7" style:family="text">
      <style:text-properties fo:font-weight="bold" officeooo:rsid="0003f58d" style:font-weight-asian="bold" style:font-weight-complex="bold"/>
    </style:style>
    <style:style style:name="T8" style:family="text">
      <style:text-properties fo:font-weight="bold" officeooo:rsid="0003f5e5" style:font-weight-asian="bold" style:font-weight-complex="bold"/>
    </style:style>
    <style:style style:name="T9" style:family="text">
      <style:text-properties fo:font-weight="bold" officeooo:rsid="0005c851" style:font-weight-asian="bold" style:font-weight-complex="bold"/>
    </style:style>
    <style:style style:name="T10" style:family="text">
      <style:text-properties fo:font-weight="bold" officeooo:rsid="0005e40c" style:font-weight-asian="bold" style:font-weight-complex="bold"/>
    </style:style>
    <style:style style:name="T11" style:family="text">
      <style:text-properties fo:font-weight="bold" officeooo:rsid="0007c1db" style:font-weight-asian="bold" style:font-weight-complex="bold"/>
    </style:style>
    <style:style style:name="T12" style:family="text">
      <style:text-properties officeooo:rsid="0003f5e5"/>
    </style:style>
    <style:style style:name="T13" style:family="text">
      <style:text-properties officeooo:rsid="0005c851"/>
    </style:style>
    <style:style style:name="T14" style:family="text">
      <style:text-properties officeooo:rsid="0005e40c"/>
    </style:style>
    <style:style style:name="T15" style:family="text">
      <style:text-properties officeooo:rsid="0007c1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1. </text:span></text:span><text:span text:style-name="Strong_20_Emphasis"><text:span text:style-name="T7">sudo </text:span></text:span><text:span text:style-name="Strong_20_Emphasis"><text:span text:style-name="T1">apt-get update:</text:span></text:span></text:p>
      <text:p text:style-name="P1"><text:span text:style-name="Strong_20_Emphasis"><text:span text:style-name="T3"><text:tab/>This command will update your package lists. Remember, this will not update software.</text:span></text:span></text:p>
      <text:p text:style-name="P1"><text:span text:style-name="Strong_20_Emphasis"><text:span text:style-name="T3">pt-get require root permission. You should add sudo before apt-get.</text:span></text:span></text:p>
      <text:p text:style-name="P1"><text:span text:style-name="Strong_20_Emphasis"><text:span text:style-name="T3"/></text:span></text:p>
      <text:p text:style-name="P1"><text:span text:style-name="Strong_20_Emphasis"><text:span text:style-name="T3">2. </text:span></text:span><text:span text:style-name="Strong_20_Emphasis"><text:span text:style-name="T1">apt-get upgrade</text:span></text:span><text:span text:style-name="Strong_20_Emphasis"><text:span text:style-name="T3"><text:line-break/>This command will download and update installed software. But it will not install or remove extra packages.</text:span></text:span></text:p>
      <text:p text:style-name="P1"><text:span text:style-name="Strong_20_Emphasis"><text:span text:style-name="T3"/></text:span></text:p>
      <text:p text:style-name="P1"><text:span text:style-name="Strong_20_Emphasis"><text:span text:style-name="T3">3. </text:span></text:span><text:span text:style-name="Strong_20_Emphasis"><text:span text:style-name="T1">apt-get dist-upgrade<text:line-break/></text:span></text:span><text:span text:style-name="Strong_20_Emphasis"><text:span text:style-name="T3">To upgrade all the packages on your system, and, if needed for a package upgrade, installing extra packages or removing packages</text:span></text:span></text:p>
      <text:p text:style-name="P1"><text:span text:style-name="Strong_20_Emphasis"><text:span text:style-name="T3"/></text:span></text:p>
      <text:p text:style-name="P1"><text:span text:style-name="Strong_20_Emphasis"><text:span text:style-name="T3">4. </text:span></text:span><text:span text:style-name="Strong_20_Emphasis"><text:span text:style-name="T1">apt-get install </text:span></text:span><text:span text:style-name="Strong_20_Emphasis"><text:span text:style-name="Emphasis"><text:span text:style-name="T1">&lt;package-name&gt;</text:span></text:span></text:span><text:span text:style-name="Strong_20_Emphasis"><text:span text:style-name="T1"><text:line-break/></text:span></text:span><text:span text:style-name="Strong_20_Emphasis"><text:span text:style-name="T3">You may download and install new packages or software named </text:span></text:span><text:span text:style-name="Strong_20_Emphasis"><text:span text:style-name="Emphasis"><text:span text:style-name="T3">&lt;package-name&gt;</text:span></text:span></text:span><text:span text:style-name="Strong_20_Emphasis"><text:span text:style-name="T3"> using above commands.</text:span></text:span></text:p>
      <text:p text:style-name="P1"><text:span text:style-name="Strong_20_Emphasis"><text:span text:style-name="T3"/></text:span></text:p>
      <text:p text:style-name="P1"><text:span text:style-name="Strong_20_Emphasis"><text:span text:style-name="T3">5. </text:span></text:span><text:span text:style-name="Strong_20_Emphasis"><text:span text:style-name="T1">apt-get remove </text:span></text:span><text:span text:style-name="Strong_20_Emphasis"><text:span text:style-name="Emphasis"><text:span text:style-name="T1">&lt;package-name&gt;</text:span></text:span></text:span><text:span text:style-name="Strong_20_Emphasis"><text:span text:style-name="T3"><text:line-break/>If you don’t like a software you can get rid of that by simply running above command. This will uninstall the software but not the dependent packages.</text:span></text:span></text:p>
      <text:p text:style-name="P1"><text:span text:style-name="Strong_20_Emphasis"><text:span text:style-name="T3"/></text:span></text:p>
      <text:p text:style-name="P2"><text:span text:style-name="Strong_20_Emphasis"><text:span text:style-name="T4">6. </text:span></text:span><text:span text:style-name="Strong_20_Emphasis"><text:span text:style-name="T12">apt-get purge </text:span></text:span><text:span text:style-name="Strong_20_Emphasis"><text:span text:style-name="Emphasis"><text:span text:style-name="T12">&lt;package-name&gt;</text:span></text:span></text:span><text:span text:style-name="Strong_20_Emphasis"><text:span text:style-name="T4"><text:line-break/>To completely remove a software and it’s dependent packages run the apt-get purge command.</text:span></text:span></text:p>
      <text:p text:style-name="P2"><text:span text:style-name="Strong_20_Emphasis"><text:span text:style-name="T4"/></text:span></text:p>
      <text:p text:style-name="P2"><text:span text:style-name="Strong_20_Emphasis"><text:span text:style-name="T4">7. </text:span></text:span><text:span text:style-name="Strong_20_Emphasis">apt-get autoclean<text:line-break/></text:span>This command will remove all Debian (.deb) files that are no longer installed. You may find this files in <text:span text:style-name="Source_20_Text">/var/cache/apt/archives.</text:span></text:p>
      <text:p text:style-name="P2"><text:span text:style-name="Strong_20_Emphasis"><text:span text:style-name="T2"/></text:span></text:p>
      <text:p text:style-name="P2"><text:span text:style-name="Strong_20_Emphasis"><text:span text:style-name="T12">8. </text:span></text:span><text:span text:style-name="Strong_20_Emphasis">apt-get clean<text:line-break/></text:span><text:span text:style-name="Strong_20_Emphasis"><text:span text:style-name="T2">This will empty whole cache files. A lot of space could be freed if you frequently install and uninstall softwares.</text:span></text:span></text:p>
      <text:p text:style-name="P2"><text:span text:style-name="Strong_20_Emphasis"><text:span text:style-name="T2"/></text:span></text:p>
      <text:p text:style-name="P2"><text:span text:style-name="Strong_20_Emphasis"><text:span text:style-name="T8">9.</text:span></text:span><text:span text:style-name="Strong_20_Emphasis"><text:span text:style-name="T4"> </text:span></text:span><text:span text:style-name="Strong_20_Emphasis"><text:span text:style-name="T8">s</text:span></text:span><text:span text:style-name="Strong_20_Emphasis"><text:span text:style-name="T12">udo apt-get download &lt;package-name&gt;</text:span></text:span><text:span text:style-name="Strong_20_Emphasis"><text:span text:style-name="T4"><text:line-break/>download but not install package</text:span></text:span></text:p>
      <text:p text:style-name="P2"><text:span text:style-name="Strong_20_Emphasis"><text:span text:style-name="T4"/></text:span></text:p>
      <text:p text:style-name="P2"><text:span text:style-name="Strong_20_Emphasis"><text:span text:style-name="T8">10. </text:span></text:span><text:span text:style-name="Strong_20_Emphasis"><text:span text:style-name="T12">sudo nano /etc/apt/sources.list</text:span></text:span><text:span text:style-name="Strong_20_Emphasis"><text:span text:style-name="T8"><text:line-break/></text:span></text:span><text:span text:style-name="Strong_20_Emphasis"><text:span text:style-name="T4">display repository source list in nano editor</text:span></text:span></text:p>
      <text:p text:style-name="P2"><text:span text:style-name="Strong_20_Emphasis"><text:span text:style-name="T8"/></text:span></text:p>
      <text:p text:style-name="P2"><text:span text:style-name="Strong_20_Emphasis"><text:span text:style-name="T8">11. </text:span></text:span><text:span text:style-name="Strong_20_Emphasis"><text:span text:style-name="T12">Ctrl + c<text:line-break/></text:span></text:span><text:span text:style-name="Strong_20_Emphasis"><text:span text:style-name="T8">It kills process with a signal </text:span></text:span><text:a xlink:type="simple" xlink:href="http://en.wikipedia.org/wiki/Unix_signal#SIGINT" text:style-name="Internet_20_link" text:visited-style-name="Visited_20_Internet_20_Link"><text:span text:style-name="Strong_20_Emphasis"><text:span text:style-name="T8">SIGINT</text:span></text:span></text:a><text:span text:style-name="Strong_20_Emphasis"><text:span text:style-name="T8">.</text:span></text:span></text:p>
      <text:p text:style-name="P2"><text:span text:style-name="Strong_20_Emphasis"><text:span text:style-name="T8"/></text:span></text:p>
      <text:p text:style-name="P2"><text:span text:style-name="Strong_20_Emphasis"><text:span text:style-name="T8">12. </text:span></text:span><text:span text:style-name="Strong_20_Emphasis"><text:span text:style-name="T12">Ctrl + Shift + c<text:line-break/></text:span></text:span><text:span text:style-name="Strong_20_Emphasis"><text:span text:style-name="T8">This is a copy command.</text:span></text:span></text:p>
      <text:p text:style-name="P2"><text:span text:style-name="Strong_20_Emphasis"><text:span text:style-name="T8"/></text:span></text:p>
      <text:p text:style-name="P2"><text:span text:style-name="Strong_20_Emphasis"><text:span text:style-name="T8">13. </text:span></text:span><text:span text:style-name="Strong_20_Emphasis">Ctrl + Shift + v<text:line-break/></text:span>This is paste command like Ctrl+v in Windows.</text:p>
      <text:p text:style-name="P2"><text:span text:style-name="Strong_20_Emphasis"/></text:p>
      <text:p text:style-name="P2"><text:span text:style-name="Strong_20_Emphasis"><text:span text:style-name="T12">14. </text:span></text:span><text:span text:style-name="Strong_20_Emphasis">nano &lt;filename&gt;<text:line-break/></text:span><text:a xlink:type="simple" xlink:href="http://www.nano-editor.org/" text:style-name="Internet_20_link" text:visited-style-name="Visited_20_Internet_20_Link">nano</text:a> is command line text editor. In terminal by running the above command you could edit file named <text:span text:style-name="Emphasis">&lt;filename&gt;</text:span>.</text:p>
      <text:p text:style-name="P2"><text:span text:style-name="Strong_20_Emphasis"><text:span text:style-name="T8"/></text:span></text:p>
      <text:p text:style-name="P2"><text:span text:style-name="Strong_20_Emphasis"><text:span text:style-name="T8">15. </text:span></text:span><text:span text:style-name="Strong_20_Emphasis"><text:span text:style-name="T12">sudo poweroff / sudo shutdown 0<text:line-break/></text:span></text:span><text:span text:style-name="Strong_20_Emphasis"><text:span text:style-name="T4">This will shut down the system as the name suggest.</text:span></text:span></text:p>
      <text:p text:style-name="P2"><text:span text:style-name="Strong_20_Emphasis"><text:span text:style-name="T8"/></text:span></text:p>
      <text:p text:style-name="P3"><text:span text:style-name="Strong_20_Emphasis"><text:span text:style-name="T9">16. </text:span></text:span><text:span text:style-name="Strong_20_Emphasis"><text:span text:style-name="T13">sudo reboot<text:line-break/></text:span></text:span><text:span text:style-name="Strong_20_Emphasis"><text:span text:style-name="T5">This will simply reboot your system.</text:span></text:span></text:p>
      <text:p text:style-name="P3"><text:span text:style-name="Strong_20_Emphasis"><text:span text:style-name="T5"/></text:span></text:p>
      <text:p text:style-name="P10"><text:span text:style-name="Strong_20_Emphasis"><text:span text:style-name="T6"/></text:span></text:p>
      <text:p text:style-name="P3"><text:soft-page-break/><text:span text:style-name="Strong_20_Emphasis"><text:span text:style-name="T9"/></text:span></text:p>
      <text:p text:style-name="P10"><text:span text:style-name="Strong_20_Emphasis"><text:span text:style-name="T9">17. </text:span></text:span><text:span text:style-name="Strong_20_Emphasis"><text:span text:style-name="T13">Ctrl + Alt + t<text:line-break/></text:span></text:span><text:span text:style-name="Strong_20_Emphasis"><text:span text:style-name="T5">Open Ubuntu Terminal</text:span></text:span></text:p>
      <text:p text:style-name="P10"><text:span text:style-name="Strong_20_Emphasis"><text:span text:style-name="T5">Window, the command line interface. This is a preinstalled software comes with every standard Ubuntu.</text:span></text:span></text:p>
      <text:p text:style-name="P3"><text:span text:style-name="Strong_20_Emphasis"><text:span text:style-name="T9"/></text:span></text:p>
      <text:p text:style-name="P3"><text:span text:style-name="Strong_20_Emphasis"><text:span text:style-name="T9">18. </text:span></text:span><text:span text:style-name="Strong_20_Emphasis">pwd</text:span><text:line-break/>print work directory: e.g. if you are at your home directory then it will print something like /home/&lt;username&gt;</text:p>
      <text:p text:style-name="P3"><text:span text:style-name="Strong_20_Emphasis"/></text:p>
      <text:p text:style-name="P3"><text:span text:style-name="Strong_20_Emphasis"><text:span text:style-name="T13">19. </text:span></text:span><text:span text:style-name="Strong_20_Emphasis">ls</text:span><text:line-break/>list directory: This command will list the items of a directory. If you don’t specify a directory then it will list work directory, the place where you currently are.</text:p>
      <text:p text:style-name="P3"/>
      <text:p text:style-name="P11">ls -r – reverse order while sorting.</text:p>
      <text:p text:style-name="P11">ls -i – index number for each file. <text:s/></text:p>
      <text:p text:style-name="P11">Ls -g – does not list the owner name of a file or directory </text:p>
      <text:p text:style-name="P11">ls -d – list directory, but not the content.</text:p>
      <text:p text:style-name="P3"><text:span text:style-name="Strong_20_Emphasis"/></text:p>
      <text:p text:style-name="P3"><text:span text:style-name="Strong_20_Emphasis"><text:span text:style-name="T13">20. </text:span></text:span><text:span text:style-name="Strong_20_Emphasis">cd</text:span><text:line-break/>change directory. It will change your work directly as you specify. You will have to specify a directory.g. <text:span text:style-name="Source_20_Text">cd /home</text:span> will change your work directory to <text:span text:style-name="Source_20_Text">/home</text:span> regardless where you are.</text:p>
      <text:p text:style-name="P3"><text:span text:style-name="Strong_20_Emphasis"/></text:p>
      <text:p text:style-name="P3"><text:span text:style-name="Strong_20_Emphasis"><text:span text:style-name="T13">21. </text:span></text:span><text:span text:style-name="Strong_20_Emphasis">cd ..</text:span><text:line-break/>change directory one level up.</text:p>
      <text:p text:style-name="P3"><text:span text:style-name="Strong_20_Emphasis"/></text:p>
      <text:p text:style-name="P3"><text:span text:style-name="Strong_20_Emphasis"><text:span text:style-name="T13">22. </text:span></text:span><text:span text:style-name="Strong_20_Emphasis">cd ~</text:span><text:line-break/>change to home directory. Suppose if your username is tom then cd ~ will change your work directory to <text:span text:style-name="Source_20_Text">/home/tom</text:span>.</text:p>
      <text:p text:style-name="P3"><text:span text:style-name="Strong_20_Emphasis"/></text:p>
      <text:p text:style-name="P3"><text:span text:style-name="Strong_20_Emphasis"><text:span text:style-name="T13">23. </text:span></text:span><text:span text:style-name="Strong_20_Emphasis">cp<text:line-break/></text:span>Copy Command. It will copy a file or directory. It is similar to Copy-Paste in GUI.</text:p>
      <text:p text:style-name="P3"><text:span text:style-name="Strong_20_Emphasis"/></text:p>
      <text:p text:style-name="P3"><text:span text:style-name="Strong_20_Emphasis"><text:span text:style-name="T13">24. </text:span></text:span><text:span text:style-name="Strong_20_Emphasis">mv<text:line-break/></text:span>Move or rename files. It is like renaming a file or cut-paste in GUI.</text:p>
      <text:p text:style-name="P3"><text:span text:style-name="Strong_20_Emphasis"/></text:p>
      <text:p text:style-name="P3"><text:span text:style-name="Strong_20_Emphasis"><text:span text:style-name="T13">25. </text:span></text:span><text:span text:style-name="Strong_20_Emphasis">rm<text:line-break/></text:span>remove file or directory.</text:p>
      <text:p text:style-name="P9">This utility also can delete the directories with the content which the option given below:</text:p>
      <text:p text:style-name="P9"/>
      <text:p text:style-name="P9"><text:tab/>rm -r foldername</text:p>
      <text:p text:style-name="P9"><text:tab/>rm -R foldername </text:p>
      <text:p text:style-name="P9"><text:tab/>rm -recursive foldername</text:p>
      <text:p text:style-name="P9"/>
      <text:p text:style-name="P9">rm -i <text:s/>- prompt before every removal of the file or directory.</text:p>
      <text:p text:style-name="P9">rm -I – prompt before removal more than 3 file or directories.</text:p>
      <text:p text:style-name="P9">rm -d –dir – removal empty directories</text:p>
      <text:p text:style-name="P3"><text:span text:style-name="Strong_20_Emphasis"/></text:p>
      <text:p text:style-name="P3"><text:span text:style-name="Strong_20_Emphasis"><text:span text:style-name="T13">26. </text:span></text:span><text:span text:style-name="Strong_20_Emphasis">rmdir<text:line-break/></text:span>remove empty directory. This will not remove content of the directory but it will delete a directory if it is empty.</text:p>
      <text:p text:style-name="P3"><text:span text:style-name="Strong_20_Emphasis"/></text:p>
      <text:p text:style-name="P3"><text:span text:style-name="Strong_20_Emphasis"><text:span text:style-name="T13">27. </text:span></text:span><text:span text:style-name="Strong_20_Emphasis">mkdir<text:line-break/></text:span>make directory. It will create a new directory. We will need to specify a name.</text:p>
      <text:p text:style-name="P3"><text:span text:style-name="Strong_20_Emphasis"/></text:p>
      <text:p text:style-name="P3"><text:soft-page-break/><text:span text:style-name="Strong_20_Emphasis"><text:span text:style-name="T13">28. </text:span></text:span><text:span text:style-name="Strong_20_Emphasis">man<text:line-break/></text:span>Ubuntu will help you instantly and has a built in manual. Simply apend any command with man or type executes man. e.g. man mkdir.</text:p>
      <text:p text:style-name="P3"/>
      <text:p text:style-name="P3"><text:span text:style-name="T9">29.</text:span><text:span text:style-name="T13"> </text:span><text:span text:style-name="Strong_20_Emphasis">adduser &lt;username&gt;<text:line-break/></text:span>As the name suggest it will add another user. You may also use useradd, which is a little bit different from the adduser.</text:p>
      <text:p text:style-name="P3"><text:span text:style-name="Strong_20_Emphasis"/></text:p>
      <text:p text:style-name="P3"><text:span text:style-name="Strong_20_Emphasis"><text:span text:style-name="T13">30. </text:span></text:span><text:span text:style-name="Strong_20_Emphasis">passwd &lt;username&gt;<text:line-break/></text:span>This command will change password for an user named &lt;username&gt;. Root privilege will be require while change other user’s password.</text:p>
      <text:p text:style-name="P3"/>
      <text:p text:style-name="P3"><text:span text:style-name="T9">31. </text:span><text:span text:style-name="Strong_20_Emphasis">time<text:line-break/></text:span>time command in Ubuntu will not actually show you current date or time. It will actually run and show the summary system resources usages.Tip: run time gedit in terminal. You will see a new gedit window. After a few seconds close the window and see what appears in the terminal.</text:p>
      <text:p text:style-name="P3"/>
      <text:p text:style-name="P3"/>
      <text:p text:style-name="P3">real<text:tab/>0m32.314s</text:p>
      <text:p text:style-name="P3">user<text:tab/>0m0.396s</text:p>
      <text:p text:style-name="P3">sys<text:tab/>0m0.057s</text:p>
      <text:p text:style-name="P3"/>
      <text:p text:style-name="P4"><text:span text:style-name="T10">32.</text:span><text:span text:style-name="T14"> </text:span><text:span text:style-name="Strong_20_Emphasis">date<text:line-break/></text:span>This command will show you the current date and time of your system (including timezone).</text:p>
      <text:p text:style-name="P4"><text:span text:style-name="Strong_20_Emphasis"/></text:p>
      <text:p text:style-name="P4"><text:span text:style-name="Strong_20_Emphasis"><text:span text:style-name="T14">33. </text:span></text:span><text:span text:style-name="Strong_20_Emphasis">cal<text:line-break/></text:span>This will show calender in the terminal.</text:p>
      <text:p text:style-name="P4"><text:span text:style-name="Strong_20_Emphasis"/></text:p>
      <text:p text:style-name="P4"><text:span text:style-name="Strong_20_Emphasis"><text:span text:style-name="T14">34. </text:span></text:span><text:span text:style-name="Strong_20_Emphasis">wget<text:line-break/></text:span>You can use wget command to download things from Internet or other connected networks.</text:p>
      <text:p text:style-name="P4"><text:span text:style-name="Strong_20_Emphasis"/></text:p>
      <text:p text:style-name="P4"><text:span text:style-name="Strong_20_Emphasis"><text:span text:style-name="T14">35. </text:span></text:span><text:span text:style-name="Strong_20_Emphasis">ping<text:line-break/></text:span>You may ping websites and other devices with ping command. This is a part of iputils package. Pinging is something like saying hello to someone and that person reply you back. Which means you are connected and the remote person (or system) is replying you back. Try</text:p>
      <text:p text:style-name="P7">ping -c 4 ubuntubeginner.com</text:p>
      <text:p text:style-name="P5"><text:span text:style-name="Strong_20_Emphasis"><text:span text:style-name="T14">36. ftp<text:line-break/></text:span></text:span><text:span text:style-name="T14">ftp (file transfer protocol) is used to transfer files for one system to another system.</text:span></text:p>
      <text:p text:style-name="P5"><text:span text:style-name="Strong_20_Emphasis"><text:span text:style-name="T14">37.</text:span></text:span><text:span text:style-name="Strong_20_Emphasis">ssh<text:line-break/></text:span>ssh (secure shell) is used to log into remote system or server. By default Ubuntu comes with SSH program preinstalled. </text:p>
      <text:p text:style-name="P5"><text:span text:style-name="Strong_20_Emphasis"><text:span text:style-name="T14">38. </text:span></text:span><text:span text:style-name="Strong_20_Emphasis">fdisk<text:line-break/></text:span>fdisk command is used to manipulate (add, remove, delete, change) partition of your system. NOTE: Don’t use this command unless you are sure about the consequences.</text:p>
      <text:p text:style-name="P5"><text:span text:style-name="Strong_20_Emphasis"><text:span text:style-name="T14">39. </text:span></text:span><text:span text:style-name="Strong_20_Emphasis">df<text:line-break/></text:span>df is a very handy command which show the storage used/free on your the storage drives connected to your system.</text:p>
      <text:p text:style-name="P5"><text:span text:style-name="Strong_20_Emphasis"><text:span text:style-name="T14">40. </text:span></text:span><text:span text:style-name="Strong_20_Emphasis">chmod<text:line-break/></text:span>chmod is very useful command for beginners. It is used to change file permission. chmod stands for change mode in Linux.</text:p>
      <text:p text:style-name="P5"><text:soft-page-break/><text:span text:style-name="Strong_20_Emphasis"><text:span text:style-name="T14">41. </text:span></text:span><text:span text:style-name="Strong_20_Emphasis">chown<text:line-break/></text:span>chown is used to change owner of a file or directory (or further more). Beware about using chown or chmod commands</text:p>
      <text:p text:style-name="P5"><text:span text:style-name="Strong_20_Emphasis"><text:span text:style-name="T14">42. </text:span></text:span><text:span text:style-name="Strong_20_Emphasis">sudo su<text:line-break/></text:span>superuser in Ubuntu Desktop is disabled by default. But if you want to act as a superuser (or root) then use this command. You will be asked for password. <text:span text:style-name="Source_20_Text">sudo su</text:span> will allow the terminal session to run all commands and activity with superuser privilege.Don’t forget to close the root session by using exit command.</text:p>
      <text:p text:style-name="P6"><text:span text:style-name="T11">43.</text:span><text:span text:style-name="T15"> </text:span><text:span text:style-name="Strong_20_Emphasis">clear<text:line-break/></text:span>Clear Screen: Use clear command to clear the terminal screen.</text:p>
      <text:p text:style-name="P6"><text:span text:style-name="Strong_20_Emphasis"><text:span text:style-name="T15">44. </text:span></text:span><text:span text:style-name="Strong_20_Emphasis">exit</text:span><text:line-break/>exit from terminal.</text:p>
      <text:p text:style-name="P14">45. Kill command</text:p>
      <text:p text:style-name="P13">This command kill the background process which are run the system.</text:p>
      <text:p text:style-name="P13">To use this command, it requires the process id.</text:p>
      <text:p text:style-name="P13">Kill process id</text:p>
      <text:p text:style-name="P13">kill -L <text:s/>- it list all the avaiable signal choices</text:p>
      <text:p text:style-name="P14">46. history</text:p>
      <text:p text:style-name="P13">provide the history of the command used so far in the terminal.</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6T16:19:15.290891933</meta:creation-date>
    <dc:date>2021-01-28T20:27:05.818723374</dc:date>
    <meta:editing-duration>PT23M10S</meta:editing-duration>
    <meta:editing-cycles>5</meta:editing-cycles>
    <meta:generator>LibreOffice/6.0.3.2$Linux_X86_64 LibreOffice_project/00m0$Build-2</meta:generator>
    <meta:document-statistic meta:table-count="0" meta:image-count="0" meta:object-count="0" meta:page-count="4" meta:paragraph-count="69" meta:word-count="1082" meta:character-count="6209" meta:non-whitespace-character-count="5179"/>
  </office:meta>
</office:document-meta>
</file>